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59291666666667cm" style:use-optimal-column-width="true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ab7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Wzmacniacz tranzystorow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szę państwa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cyloskop na wyjście CH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 rezystor CH1 ten po lewe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se gdziekolwie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dy ustawić na 1 wszędz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metry układu mierzymy oscyloskopem MEASURE →Upk-Upk Na obu kanała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e ma prawa być żadnych zniekształceń przebieg czysto sinusoidalne , jak są zniekształcenia to sprawko do kubła =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 zdjęciu ma być jak ładny jest przebieg wyjściowy( przy maxymalnym wzmocnieniu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dna zwora zwiera RG a druga dołącza obiciążenie RL do wyjścia ukłąd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warcie RG uznajemy że jest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yciągniecie zwory włączającej Rl mamy inf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m będziemy manipulować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akterystyk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 wyżej to jest KU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 na czerwono to jest KUS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la przebiegu wyżej RG=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la niżej R!=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e będziemy mierzyć charakterystyczne punkty charakterystyk wzmacniac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zmocnienie w zakresie gdzie charakterystyka przebiega płasko ( po prostu obaczyć mneijwiecej jak się zmienia 0.2kH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ziom poziomej częsci owych charakterysty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z cztery częstotliwości granicz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d1,fg1,fd2,fg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 jedno dla KUSk a drugie dla Ku12)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rze Ce!=0 kilka set mikrofaradów mierzymy KU12, KuSk → odpowiadające im dolne fd1,fd2 oraz górne fg1,fg2 graniczne częstotliwości a także resystancje wejściową I wyjściową układ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em tych parametrów ma być 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 samo powtarzamy przy Ce=0 ( wyżucamy kondensator emiterow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emy jak przebiega mając dolne górne graniczne wiemy jak charakterystyka będzie przebiegał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żna te parametry nanieśc lub naszkicować charakterystyke I nanieść na symulac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y nie mierzym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u12 mierzymy przy rezystancji generatora =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ystarczy teraz wyjąć zwore I to co mamy to jest KUS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lna I górna 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la RG=0 mierzymy KU12 jedną dolną jedną górną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dziemy w dół patrzymy kiedy spada o 30% 0.701 napięcie na wyjści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k zmierzyć Rwej I Rwy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wej mierzymy wiedząc jaka jest Rezystancja genearatora oraz iLe wynosi KU12 iKUS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we obliczymy jak to znamy ( już obliczyliśmhy pos©ednio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wyj do jej obliczneia musimy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erzemy KU12 lub KUSK blye 1 parame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az przyjmujemy RL=infinity ( wyciągamy zwor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 jeszcze raz mierzymy KU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 Wiedząc ile wynosiły te parametry możemy policzyć Rwy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zielnik dzieli przez 10 to jest ta zwora co ma być cały czas włąćzona – zmniejsza sygnał sterujacy wzmacniaczem co by nie było zniekształceń , zmniejsza szumy na oscyloskopem bo my mierzymy przed dzielnikiem na CH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awdzić prąd w punkcie pracy I UCEQ w puncie pra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pięcie na oporniku RE I na podtsawie tego obliczamy IE – URE/RE</text:p>
          </table:table-cell>
          <table:table-cell table:number-columns-repeated="16383"/>
        </table:table-row>
        <table:table-row table:number-rows-repeated="1048530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f[kHz]</text:p>
          </table:table-cell>
          <table:table-cell office:value-type="string" table:style-name="ce1">
            <text:p>Vwe12 [mV]</text:p>
          </table:table-cell>
          <table:table-cell office:value-type="string" table:style-name="ce1">
            <text:p>Vwy12[V]</text:p>
          </table:table-cell>
          <table:table-cell office:value-type="string" table:style-name="ce1">
            <text:p>Ku12</text:p>
          </table:table-cell>
          <table:table-cell table:number-columns-repeated="3" table:style-name="ce1"/>
          <table:table-cell office:value-type="string" table:style-name="ce1">
            <text:p>f[kHz]</text:p>
          </table:table-cell>
          <table:table-cell office:value-type="string" table:style-name="ce1">
            <text:p>VweSK[mV]</text:p>
          </table:table-cell>
          <table:table-cell office:value-type="string" table:style-name="ce1">
            <text:p>VwySK[V]</text:p>
          </table:table-cell>
          <table:table-cell office:value-type="string" table:style-name="ce1">
            <text:p>KuSK</text:p>
          </table:table-cell>
          <table:table-cell table:number-columns-repeated="4" table:style-name="ce1"/>
          <table:table-cell table:style-name="ce1">
            <draw:frame draw:z-index="1" draw:id="id0" draw:style-name="a0" draw:name="Wykres 1" svg:x="0.07291in" svg:y="0.09896in" svg:width="7.28125in" svg:height="3.25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 office:value-type="float" office:value="0.249" table:style-name="ce2">
            <text:p>0,249</text:p>
          </table:table-cell>
          <table:table-cell office:value-type="float" office:value="74" table:style-name="ce2">
            <text:p>74</text:p>
          </table:table-cell>
          <table:table-cell office:value-type="float" office:value="0.39759999999999995" table:formula="of:=0.568*0.7" table:style-name="ce2">
            <text:p>0,3976</text:p>
          </table:table-cell>
          <table:table-cell office:value-type="float" office:value="53.729729729729719" table:formula="of:=[.C2]/([.B2]/10000)" table:style-name="ce2">
            <text:p>53,72972973</text:p>
          </table:table-cell>
          <table:table-cell table:number-columns-repeated="2" table:style-name="ce2"/>
          <table:table-cell table:style-name="ce1"/>
          <table:table-cell office:value-type="float" office:value="0.15" table:style-name="ce2">
            <text:p>0,15</text:p>
          </table:table-cell>
          <table:table-cell office:value-type="float" office:value="72.8" table:style-name="ce2">
            <text:p>72,8</text:p>
          </table:table-cell>
          <table:table-cell office:value-type="float" office:value="0.21" table:style-name="ce2">
            <text:p>0,21</text:p>
          </table:table-cell>
          <table:table-cell office:value-type="float" office:value="28.846153846153847" table:formula="of:=[.J2]/([.I2]/10000)" table:style-name="ce2">
            <text:p>28,84615385</text:p>
          </table:table-cell>
          <table:table-cell table:number-columns-repeated="16373" table:style-name="ce1"/>
        </table:table-row>
        <table:table-row table:style-name="ro1">
          <table:table-cell office:value-type="float" office:value="0.35" table:style-name="ce1">
            <text:p>0,35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0.44800000000000001" table:style-name="ce1">
            <text:p>0,448</text:p>
          </table:table-cell>
          <table:table-cell office:value-type="float" office:value="60.869565217391312" table:formula="of:=[.C3]/([.B3]/10000)" table:style-name="ce1">
            <text:p>60,86956522</text:p>
          </table:table-cell>
          <table:table-cell table:number-columns-repeated="3" table:style-name="ce1"/>
          <table:table-cell office:value-type="float" office:value="0.35" table:style-name="ce1">
            <text:p>0,35</text:p>
          </table:table-cell>
          <table:table-cell office:value-type="float" office:value="74" table:style-name="ce1">
            <text:p>74</text:p>
          </table:table-cell>
          <table:table-cell office:value-type="float" office:value="0.27200000000000002" table:style-name="ce1">
            <text:p>0,272</text:p>
          </table:table-cell>
          <table:table-cell office:value-type="float" office:value="36.756756756756758" table:formula="of:=[.J3]/([.I3]/10000)" table:style-name="ce1">
            <text:p>36,75675676</text:p>
          </table:table-cell>
          <table:table-cell table:number-columns-repeated="16373" table:style-name="ce1"/>
        </table:table-row>
        <table:table-row table:style-name="ro2">
          <table:table-cell office:value-type="float" office:value="0.47499999999999998" table:style-name="ce1">
            <text:p>0,475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0.5" table:style-name="ce1">
            <text:p>0,5</text:p>
          </table:table-cell>
          <table:table-cell office:value-type="float" office:value="67.934782608695656" table:formula="of:=[.C4]/([.B4]/10000)" table:style-name="ce1">
            <text:p>67,93478261</text:p>
          </table:table-cell>
          <table:table-cell office:value-type="string" table:style-name="ce2">
            <text:p>Rwy=</text:p>
          </table:table-cell>
          <table:table-cell office:value-type="float" office:value="1353.927816901409" table:formula="of:=([.C15]/[.C7]-1)*[.A32]" table:style-name="ce1">
            <text:p>1353,927817</text:p>
          </table:table-cell>
          <table:table-cell table:style-name="ce1"/>
          <table:table-cell office:value-type="float" office:value="0.55000000000000004" table:style-name="ce1">
            <text:p>0,55</text:p>
          </table:table-cell>
          <table:table-cell office:value-type="float" office:value="73" table:style-name="ce1">
            <text:p>73</text:p>
          </table:table-cell>
          <table:table-cell office:value-type="float" office:value="0.28799999999999998" table:style-name="ce1">
            <text:p>0,288</text:p>
          </table:table-cell>
          <table:table-cell office:value-type="float" office:value="39.452054794520542" table:formula="of:=[.J4]/([.I4]/10000)" table:style-name="ce1">
            <text:p>39,45205479</text:p>
          </table:table-cell>
          <table:table-cell office:value-type="string" table:style-name="ce1">
            <text:p>Rwy=</text:p>
          </table:table-cell>
          <table:table-cell office:value-type="float" office:value="1297.6733333333336" table:formula="of:=([.J11]/[.J7]-1)*[.A32]" table:style-name="ce1">
            <text:p>1297,673333</text:p>
          </table:table-cell>
          <table:table-cell table:number-columns-repeated="16371"/>
        </table:table-row>
        <table:table-row table:style-name="ro2">
          <table:table-cell office:value-type="float" office:value="0.6" table:style-name="ce1">
            <text:p>0,6</text:p>
          </table:table-cell>
          <table:table-cell office:value-type="float" office:value="73" table:style-name="ce1">
            <text:p>73</text:p>
          </table:table-cell>
          <table:table-cell office:value-type="float" office:value="0.54500000000000004" table:style-name="ce1">
            <text:p>0,545</text:p>
          </table:table-cell>
          <table:table-cell office:value-type="float" office:value="74.657534246575352" table:formula="of:=[.C5]/([.B5]/10000)" table:style-name="ce1">
            <text:p>74,65753425</text:p>
          </table:table-cell>
          <table:table-cell office:value-type="string" table:style-name="ce2">
            <text:p>?Rwe=</text:p>
          </table:table-cell>
          <table:table-cell office:value-type="float" office:value="1283.3721022863062" table:formula="of:=[.B32]/([.D7]/[.K6]-1)-[.C32]" table:style-name="ce1">
            <text:p>1283,37210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0.3" table:style-name="ce1">
            <text:p>0,3</text:p>
          </table:table-cell>
          <table:table-cell office:value-type="float" office:value="40.322580645161288" table:formula="of:=[.J5]/([.I5]/10000)" table:style-name="ce1">
            <text:p>40,32258065</text:p>
          </table:table-cell>
          <table:table-cell table:number-columns-repeated="16373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2.599999999999994" table:style-name="ce1">
            <text:p>72,6</text:p>
          </table:table-cell>
          <table:table-cell office:value-type="float" office:value="0.56899999999999995" table:style-name="ce1">
            <text:p>0,569</text:p>
          </table:table-cell>
          <table:table-cell office:value-type="float" office:value="78.374655647382923" table:formula="of:=[.C6]/([.B6]/10000)" table:style-name="ce1">
            <text:p>78,37465565</text:p>
          </table:table-cell>
          <table:table-cell table:number-columns-repeated="3" table:style-name="ce1"/>
          <table:table-cell office:value-type="float" office:value="70" table:style-name="ce1">
            <text:p>70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0.3" table:style-name="ce1">
            <text:p>0,3</text:p>
          </table:table-cell>
          <table:table-cell office:value-type="float" office:value="40.760869565217391" table:formula="of:=[.J6]/([.I6]/10000)" table:style-name="ce1">
            <text:p>40,76086957</text:p>
          </table:table-cell>
          <table:table-cell table:number-columns-repeated="16373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0.56799999999999995" table:style-name="ce1">
            <text:p>0,568</text:p>
          </table:table-cell>
          <table:table-cell office:value-type="float" office:value="78.453038674033138" table:formula="of:=[.C7]/([.B7]/10000)" table:style-name="ce1">
            <text:p>78,45303867</text:p>
          </table:table-cell>
          <table:table-cell table:number-columns-repeated="3" table:style-name="ce1"/>
          <table:table-cell office:value-type="float" office:value="85" table:style-name="ce1">
            <text:p>85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0.3" table:style-name="ce1">
            <text:p>0,3</text:p>
          </table:table-cell>
          <table:table-cell office:value-type="float" office:value="40.760869565217391" table:formula="of:=[.J7]/([.I7]/10000)" table:style-name="ce1">
            <text:p>40,76086957</text:p>
          </table:table-cell>
          <table:table-cell table:number-columns-repeated="16373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0.56799999999999995" table:style-name="ce1">
            <text:p>0,568</text:p>
          </table:table-cell>
          <table:table-cell office:value-type="float" office:value="78.453038674033138" table:formula="of:=[.C8]/([.B8]/10000)" table:style-name="ce1">
            <text:p>78,45303867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74" table:style-name="ce1">
            <text:p>74</text:p>
          </table:table-cell>
          <table:table-cell office:value-type="float" office:value="0.27200000000000002" table:style-name="ce1">
            <text:p>0,272</text:p>
          </table:table-cell>
          <table:table-cell office:value-type="float" office:value="36.756756756756758" table:formula="of:=[.J8]/([.I8]/10000)" table:style-name="ce1">
            <text:p>36,75675676</text:p>
          </table:table-cell>
          <table:table-cell table:number-columns-repeated="16373" table:style-name="ce1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float" office:value="74" table:style-name="ce1">
            <text:p>74</text:p>
          </table:table-cell>
          <table:table-cell office:value-type="float" office:value="0.55800000000000005" table:style-name="ce1">
            <text:p>0,558</text:p>
          </table:table-cell>
          <table:table-cell office:value-type="float" office:value="75.405405405405403" table:formula="of:=[.C9]/([.B9]/10000)" table:style-name="ce1">
            <text:p>75,40540541</text:p>
          </table:table-cell>
          <table:table-cell table:number-columns-repeated="3" table:style-name="ce1"/>
          <table:table-cell office:value-type="float" office:value="440" table:style-name="ce2">
            <text:p>440</text:p>
          </table:table-cell>
          <table:table-cell office:value-type="float" office:value="73" table:style-name="ce2">
            <text:p>73</text:p>
          </table:table-cell>
          <table:table-cell office:value-type="float" office:value="0.21199999999999999" table:style-name="ce2">
            <text:p>0,212</text:p>
          </table:table-cell>
          <table:table-cell office:value-type="float" office:value="29.041095890410958" table:formula="of:=[.J9]/([.I9]/10000)" table:style-name="ce2">
            <text:p>29,04109589</text:p>
          </table:table-cell>
          <table:table-cell table:number-columns-repeated="16373" table:style-name="ce1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float" office:value="74" table:style-name="ce1">
            <text:p>74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74.324324324324323" table:formula="of:=[.C10]/([.B10]/10000)" table:style-name="ce1">
            <text:p>74,32432432</text:p>
          </table:table-cell>
          <table:table-cell table:number-columns-repeated="3" table:style-name="ce1"/>
          <table:table-cell office:value-type="string" table:style-name="ce2">
            <text:p>Rl=inf</text:p>
          </table:table-cell>
          <table:table-cell table:number-columns-repeated="16376" table:style-name="ce1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0.50600000000000001" table:style-name="ce1">
            <text:p>0,506</text:p>
          </table:table-cell>
          <table:table-cell office:value-type="float" office:value="69.889502762430936" table:formula="of:=[.C11]/([.B11]/10000)" table:style-name="ce1">
            <text:p>69,88950276</text:p>
          </table:table-cell>
          <table:table-cell table:number-columns-repeated="3" table:style-name="ce1"/>
          <table:table-cell office:value-type="string" table:style-name="ce1">
            <text:p>85Khz</text:p>
          </table:table-cell>
          <table:table-cell office:value-type="float" office:value="73" table:style-name="ce1">
            <text:p>73</text:p>
          </table:table-cell>
          <table:table-cell office:value-type="float" office:value="0.54400000000000004" table:style-name="ce2">
            <text:p>0,544</text:p>
          </table:table-cell>
          <table:table-cell office:value-type="float" office:value="74.520547945205479" table:formula="of:=[.J11]/([.I11]/10000)" table:style-name="ce1">
            <text:p>74,52054795</text:p>
          </table:table-cell>
          <table:table-cell table:number-columns-repeated="16373" table:style-name="ce1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0.442" table:style-name="ce1">
            <text:p>0,442</text:p>
          </table:table-cell>
          <table:table-cell office:value-type="float" office:value="60.054347826086961" table:formula="of:=[.C12]/([.B12]/10000)" table:style-name="ce1">
            <text:p>60,05434783</text:p>
          </table:table-cell>
          <table:table-cell table:number-columns-repeated="16380" table:style-name="ce1"/>
        </table:table-row>
        <table:table-row table:style-name="ro2">
          <table:table-cell office:value-type="float" office:value="1000" table:style-name="ce2">
            <text:p>1000</text:p>
          </table:table-cell>
          <table:table-cell office:value-type="float" office:value="72" table:style-name="ce2">
            <text:p>72</text:p>
          </table:table-cell>
          <table:table-cell office:value-type="float" office:value="0.39200000000000002" table:style-name="ce2">
            <text:p>0,392</text:p>
          </table:table-cell>
          <table:table-cell office:value-type="float" office:value="54.44444444444445" table:formula="of:=[.C13]/([.B13]/10000)" table:style-name="ce2">
            <text:p>54,44444444</text:p>
          </table:table-cell>
          <table:table-cell table:number-columns-repeated="2" table:style-name="ce2"/>
          <table:table-cell table:number-columns-repeated="16378" table:style-name="ce1"/>
        </table:table-row>
        <table:table-row table:style-name="ro2">
          <table:table-cell office:value-type="string" table:style-name="ce2">
            <text:p>Rl=inf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50Khz</text:p>
          </table:table-cell>
          <table:table-cell office:value-type="float" office:value="72.2" table:style-name="ce1">
            <text:p>72,2</text:p>
          </table:table-cell>
          <table:table-cell office:value-type="float" office:value="1.05" table:style-name="ce2">
            <text:p>1,05</text:p>
          </table:table-cell>
          <table:table-cell office:value-type="float" office:value="145.42936288088643" table:formula="of:=[.C15]/([.B15]/10000)" table:style-name="ce1">
            <text:p>145,4293629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Bez Kondensatora 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[kHz]</text:p>
          </table:table-cell>
          <table:table-cell office:value-type="string" table:style-name="ce1">
            <text:p>Vwe12 [V]</text:p>
          </table:table-cell>
          <table:table-cell office:value-type="string" table:style-name="ce1">
            <text:p>Vwy12[V]</text:p>
          </table:table-cell>
          <table:table-cell office:value-type="string" table:style-name="ce1">
            <text:p>Ku12</text:p>
          </table:table-cell>
          <table:table-cell table:number-columns-repeated="3" table:style-name="ce1"/>
          <table:table-cell office:value-type="string" table:style-name="ce1">
            <text:p>f[KHz]</text:p>
          </table:table-cell>
          <table:table-cell office:value-type="string" table:style-name="ce1">
            <text:p>VweSK[mV]</text:p>
          </table:table-cell>
          <table:table-cell office:value-type="string" table:style-name="ce1">
            <text:p>VwySK[V]</text:p>
          </table:table-cell>
          <table:table-cell office:value-type="string" table:style-name="ce1">
            <text:p>KuSK</text:p>
          </table:table-cell>
          <table:table-cell table:number-columns-repeated="16373" table:style-name="ce1"/>
        </table:table-row>
        <table:table-row table:style-name="ro2">
          <table:table-cell office:value-type="float" office:value="0.06" table:style-name="ce2">
            <text:p>0,06</text:p>
          </table:table-cell>
          <table:table-cell office:value-type="float" office:value="1.44" table:style-name="ce2">
            <text:p>1,44</text:p>
          </table:table-cell>
          <table:table-cell office:value-type="float" office:value="0.13800000000000001" table:style-name="ce2">
            <text:p>0,138</text:p>
          </table:table-cell>
          <table:table-cell office:value-type="float" office:value="0.95833333333333348" table:formula="of:=[.C19]/([.B19]/10)" table:style-name="ce2">
            <text:p>0,958333333</text:p>
          </table:table-cell>
          <table:table-cell table:number-columns-repeated="2" table:style-name="ce2"/>
          <table:table-cell table:style-name="ce1"/>
          <table:table-cell office:value-type="float" office:value="0.06" table:style-name="ce2">
            <text:p>0,06</text:p>
          </table:table-cell>
          <table:table-cell office:value-type="float" office:value="1.44" table:style-name="ce2">
            <text:p>1,44</text:p>
          </table:table-cell>
          <table:table-cell office:value-type="float" office:value="0.122" table:style-name="ce2">
            <text:p>0,122</text:p>
          </table:table-cell>
          <table:table-cell office:value-type="float" office:value="0.84722222222222232" table:formula="of:=[.J19]/([.I19]/10)" table:style-name="ce2">
            <text:p>0,847222222</text:p>
          </table:table-cell>
          <table:table-cell table:number-columns-repeated="4" table:style-name="ce1"/>
          <table:table-cell table:style-name="ce1">
            <draw:frame draw:z-index="2" draw:id="id1" draw:style-name="a1" draw:name="Wykres 2" svg:x="0.19792in" svg:y="0.04687in" svg:width="7.09375in" svg:height="2.9947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float" office:value="0.22" table:style-name="ce1">
            <text:p>0,22</text:p>
          </table:table-cell>
          <table:table-cell office:value-type="float" office:value="1.44" table:style-name="ce1">
            <text:p>1,44</text:p>
          </table:table-cell>
          <table:table-cell office:value-type="float" office:value="0.18" table:style-name="ce1">
            <text:p>0,18</text:p>
          </table:table-cell>
          <table:table-cell office:value-type="float" office:value="1.25" table:formula="of:=[.C20]/([.B20]/10)" table:style-name="ce1">
            <text:p>1,25</text:p>
          </table:table-cell>
          <table:table-cell table:number-columns-repeated="3" table:style-name="ce1"/>
          <table:table-cell office:value-type="float" office:value="8.7999999999999995E-2" table:style-name="ce1">
            <text:p>0,088</text:p>
          </table:table-cell>
          <table:table-cell office:value-type="float" office:value="1.44" table:style-name="ce1">
            <text:p>1,44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1" table:formula="of:=[.J20]/([.I20]/10)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1.44" table:formula="of:=1.44" table:style-name="ce1">
            <text:p>1,44</text:p>
          </table:table-cell>
          <table:table-cell office:value-type="float" office:value="0.2" table:style-name="ce1">
            <text:p>0,2</text:p>
          </table:table-cell>
          <table:table-cell office:value-type="float" office:value="1.3888888888888891" table:formula="of:=[.C21]/([.B21]/10)" table:style-name="ce1">
            <text:p>1,388888889</text:p>
          </table:table-cell>
          <table:table-cell office:value-type="string" table:style-name="ce2">
            <text:p>Rwy=</text:p>
          </table:table-cell>
          <table:table-cell office:value-type="float" office:value="1276.3999999999996" table:formula="of:=([.C26]/[.C21]-1)*[.A32]" table:style-name="ce1">
            <text:p>1276,4</text:p>
          </table:table-cell>
          <table:table-cell table:style-name="ce1"/>
          <table:table-cell office:value-type="float" office:value="0.14499999999999999" table:style-name="ce1">
            <text:p>0,145</text:p>
          </table:table-cell>
          <table:table-cell office:value-type="float" office:value="1.44" table:style-name="ce1">
            <text:p>1,44</text:p>
          </table:table-cell>
          <table:table-cell office:value-type="float" office:value="0.16" table:style-name="ce1">
            <text:p>0,16</text:p>
          </table:table-cell>
          <table:table-cell office:value-type="float" office:value="1.1111111111111112" table:formula="of:=[.J21]/([.I21]/10)" table:style-name="ce1">
            <text:p>1,111111111</text:p>
          </table:table-cell>
          <table:table-cell office:value-type="string" table:style-name="ce1">
            <text:p>Rwy=</text:p>
          </table:table-cell>
          <table:table-cell office:value-type="float" office:value="1465.633720930233" table:formula="of:=([.J27]/[.J22]-1)*[.A32]" table:style-name="ce1">
            <text:p>1465,633721</text:p>
          </table:table-cell>
          <table:table-cell table:number-columns-repeated="16371"/>
        </table:table-row>
        <table:table-row table:style-name="ro2">
          <table:table-cell table:number-columns-repeated="4" table:style-name="ce1"/>
          <table:table-cell office:value-type="string" table:style-name="ce2">
            <text:p>?Rwe=</text:p>
          </table:table-cell>
          <table:table-cell office:value-type="float" office:value="1018.56" table:formula="of:=[.B32]/([.D21]/[.K22])-[.C32]" table:style-name="ce1">
            <text:p>1018,5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.44" table:style-name="ce1">
            <text:p>1,44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1.1944444444444444" table:formula="of:=[.J22]/([.I22]/10)" table:style-name="ce1">
            <text:p>1,194444444</text:p>
          </table:table-cell>
          <table:table-cell table:number-columns-repeated="16373" table:style-name="ce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1.44" table:style-name="ce1">
            <text:p>1,44</text:p>
          </table:table-cell>
          <table:table-cell office:value-type="float" office:value="0.18" table:style-name="ce1">
            <text:p>0,18</text:p>
          </table:table-cell>
          <table:table-cell office:value-type="float" office:value="1.25" table:formula="of:=[.C23]/([.B23]/10)" table:style-name="ce1">
            <text:p>1,25</text:p>
          </table:table-cell>
          <table:table-cell table:number-columns-repeated="3" table:style-name="ce1"/>
          <table:table-cell office:value-type="float" office:value="515" table:style-name="ce1">
            <text:p>515</text:p>
          </table:table-cell>
          <table:table-cell office:value-type="float" office:value="1.44" table:style-name="ce1">
            <text:p>1,44</text:p>
          </table:table-cell>
          <table:table-cell office:value-type="float" office:value="0.158" table:style-name="ce1">
            <text:p>0,158</text:p>
          </table:table-cell>
          <table:table-cell office:value-type="float" office:value="1.0972222222222223" table:formula="of:=[.J23]/([.I23]/10)" table:style-name="ce1">
            <text:p>1,097222222</text:p>
          </table:table-cell>
          <table:table-cell table:number-columns-repeated="16373" table:style-name="ce1"/>
        </table:table-row>
        <table:table-row table:style-name="ro2">
          <table:table-cell office:value-type="float" office:value="1000" table:style-name="ce2">
            <text:p>1000</text:p>
          </table:table-cell>
          <table:table-cell office:value-type="float" office:value="1.44" table:style-name="ce2">
            <text:p>1,44</text:p>
          </table:table-cell>
          <table:table-cell office:value-type="float" office:value="0.14199999999999999" table:style-name="ce2">
            <text:p>0,142</text:p>
          </table:table-cell>
          <table:table-cell office:value-type="float" office:value="0.98611111111111105" table:formula="of:=[.C24]/([.B24]/10)" table:style-name="ce2">
            <text:p>0,986111111</text:p>
          </table:table-cell>
          <table:table-cell table:number-columns-repeated="2" table:style-name="ce2"/>
          <table:table-cell table:style-name="ce1"/>
          <table:table-cell office:value-type="float" office:value="785" table:style-name="ce1">
            <text:p>785</text:p>
          </table:table-cell>
          <table:table-cell office:value-type="float" office:value="1.44" table:style-name="ce1">
            <text:p>1,4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97222222222222243" table:formula="of:=[.J24]/([.I24]/10)" table:style-name="ce1">
            <text:p>0,97222222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Rl=inf</text:p>
          </table:table-cell>
          <table:table-cell table:number-columns-repeated="6" table:style-name="ce1"/>
          <table:table-cell office:value-type="float" office:value="1150" table:style-name="ce2">
            <text:p>1150</text:p>
          </table:table-cell>
          <table:table-cell office:value-type="float" office:value="1.44" table:style-name="ce2">
            <text:p>1,44</text:p>
          </table:table-cell>
          <table:table-cell office:value-type="float" office:value="0.12" table:style-name="ce2">
            <text:p>0,12</text:p>
          </table:table-cell>
          <table:table-cell office:value-type="float" office:value="0.83333333333333337" table:formula="of:=[.J25]/([.I25]/10)" table:style-name="ce2">
            <text:p>0,83333333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130Khz</text:p>
          </table:table-cell>
          <table:table-cell office:value-type="float" office:value="1.46" table:style-name="ce1">
            <text:p>1,46</text:p>
          </table:table-cell>
          <table:table-cell office:value-type="float" office:value="0.36" table:style-name="ce2">
            <text:p>0,36</text:p>
          </table:table-cell>
          <table:table-cell table:number-columns-repeated="4" table:style-name="ce1"/>
          <table:table-cell office:value-type="string" table:style-name="ce2">
            <text:p>Rl=inf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30Khz</text:p>
          </table:table-cell>
          <table:table-cell office:value-type="float" office:value="1.44" table:style-name="ce1">
            <text:p>1,44</text:p>
          </table:table-cell>
          <table:table-cell office:value-type="float" office:value="0.33" table:style-name="ce2">
            <text:p>0,33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2">
            <text:p>RL</text:p>
          </table:table-cell>
          <table:table-cell office:value-type="string" table:style-name="ce2">
            <text:p>Rg</text:p>
          </table:table-cell>
          <table:table-cell office:value-type="string" table:style-name="ce2">
            <text:p>Rdzielnika</text:p>
          </table:table-cell>
          <table:table-cell table:number-columns-repeated="16381" table:style-name="ce1"/>
        </table:table-row>
        <table:table-row table:style-name="ro1">
          <table:table-cell office:value-type="float" office:value="1595.5" table:style-name="ce1">
            <text:p>1595,5</text:p>
          </table:table-cell>
          <table:table-cell office:value-type="float" office:value="1196" table:style-name="ce1">
            <text:p>1196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Zioło</dc:creator>
    <dc:date>2015-05-01T14:07:18Z</dc:date>
    <meta:editing-cycles>7</meta:editing-cycles>
    <meta:editing-duration>PT336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scatter" svg:height="234.3751181102362pt" svg:width="524.25pt" chart:style-name="Crt0">
        <chart:plot-area svg:x="4.305905511811024pt" svg:y="5.745354330708661pt" svg:width="517.9869291338582pt" svg:height="228.503149606299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Sheet2.$D$1" chart:values-cell-range-address="Sheet2.$D$2:.$D$13" chart:class="chart:scatter" chart:attached-axis="primary-y" chart:style-name="G0S0">
            <chart:domain table:cell-range-address="Sheet2.$A$2:.$A$13"/>
            <chart:data-point chart:repeated="12"/>
          </chart:series>
          <chart:series chart:label-cell-address="Sheet2.$K$1" chart:values-cell-range-address="Sheet2.$K$2:.$K$9" chart:class="chart:scatter" chart:attached-axis="primary-y" chart:style-name="G0S1">
            <chart:domain table:cell-range-address="Sheet2.$H$2:.$H$9"/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scatter" svg:height="215.6248031496063pt" svg:width="510.75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Sheet2.$D$18" chart:values-cell-range-address="Sheet2.$D$19:.$D$24" chart:class="chart:scatter" chart:attached-axis="primary-y" chart:style-name="G0S0">
            <chart:domain table:cell-range-address="Sheet2.$A$19:.$A$24"/>
            <chart:data-point chart:repeated="6"/>
          </chart:series>
          <chart:series chart:label-cell-address="Sheet2.$K$18" chart:values-cell-range-address="Sheet2.$K$19:.$K$25" chart:class="chart:scatter" chart:attached-axis="primary-y" chart:style-name="G0S1">
            <chart:domain table:cell-range-address="Sheet2.$H$19:.$H$25"/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